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C000001E08A1C52D467474913.png" manifest:media-type="image/png"/>
  <manifest:file-entry manifest:full-path="Pictures/100002010000023D000001E035585513678AC874.png" manifest:media-type="image/png"/>
  <manifest:file-entry manifest:full-path="Pictures/100002010000023D000001DE7E58C2D07FE566F4.png" manifest:media-type="image/png"/>
  <manifest:file-entry manifest:full-path="Pictures/100002010000023C000001DEF8C3E6B145153BD5.png" manifest:media-type="image/png"/>
  <manifest:file-entry manifest:full-path="Pictures/1000020100000238000001DDB12BE133BEB6281F.png" manifest:media-type="image/png"/>
  <manifest:file-entry manifest:full-path="Pictures/100002010000023A000001DB8DFF06DDDF0E7F2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8.5cm" svg:height="7.083cm" svg:x="1cm" svg:y="0.5cm">
          <draw:image xlink:href="Pictures/100002010000023A000001DB8DFF06DDDF0E7F21.png" xlink:type="simple" xlink:show="embed" xlink:actuate="onLoad" draw:mime-type="image/png">
            <text:p/>
          </draw:image>
        </draw:frame>
        <draw:frame draw:style-name="gr1" draw:text-style-name="P1" draw:layer="layout" svg:width="8.5cm" svg:height="7.138cm" svg:x="10cm" svg:y="0.419cm">
          <draw:image xlink:href="Pictures/1000020100000238000001DDB12BE133BEB6281F.png" xlink:type="simple" xlink:show="embed" xlink:actuate="onLoad" draw:mime-type="image/png">
            <text:p/>
          </draw:image>
        </draw:frame>
        <draw:frame draw:style-name="gr1" draw:text-style-name="P1" draw:layer="layout" svg:width="8.5cm" svg:height="7.091cm" svg:x="19cm" svg:y="0.409cm">
          <draw:image xlink:href="Pictures/100002010000023D000001DE7E58C2D07FE566F4.png" xlink:type="simple" xlink:show="embed" xlink:actuate="onLoad" draw:mime-type="image/png">
            <text:p/>
          </draw:image>
        </draw:frame>
        <draw:frame draw:style-name="gr1" draw:text-style-name="P1" draw:layer="layout" svg:width="8.752cm" svg:height="7.331cm" svg:x="1cm" svg:y="8.169cm">
          <draw:image xlink:href="Pictures/100002010000023D000001E035585513678AC874.png" xlink:type="simple" xlink:show="embed" xlink:actuate="onLoad" draw:mime-type="image/png">
            <text:p/>
          </draw:image>
        </draw:frame>
        <draw:frame draw:style-name="gr1" draw:text-style-name="P1" draw:layer="layout" svg:width="8.592cm" svg:height="7.21cm" svg:x="10.5cm" svg:y="8cm">
          <draw:image xlink:href="Pictures/100002010000023C000001E08A1C52D467474913.png" xlink:type="simple" xlink:show="embed" xlink:actuate="onLoad" draw:mime-type="image/png">
            <text:p/>
          </draw:image>
        </draw:frame>
        <draw:frame draw:style-name="gr1" draw:text-style-name="P1" draw:layer="layout" svg:width="8.86cm" svg:height="7.404cm" svg:x="18.788cm" svg:y="7.806cm">
          <draw:image xlink:href="Pictures/100002010000023C000001DEF8C3E6B145153BD5.png" xlink:type="simple" xlink:show="embed" xlink:actuate="onLoad" draw:mime-type="image/png">
            <text:p/>
          </draw:image>
        </draw:frame>
        <draw:frame draw:style-name="gr2" draw:text-style-name="P2" draw:layer="layout" svg:width="26.5cm" svg:height="0.962cm" svg:x="1cm" svg:y="1cm">
          <draw:text-box>
            <text:p><text:s text:c="4"/>A <text:s text:c="51"/>B <text:s text:c="44"/>C</text:p>
          </draw:text-box>
        </draw:frame>
        <draw:frame draw:style-name="gr2" draw:text-style-name="P2" draw:layer="layout" svg:width="26.5cm" svg:height="0.962cm" svg:x="1cm" svg:y="8.5cm">
          <draw:text-box>
            <text:p><text:s text:c="4"/>D <text:s text:c="51"/>E <text:s text:c="43"/>F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6T19:53:13.258864807</meta:creation-date>
    <meta:editing-duration>P1DT1H28M37S</meta:editing-duration>
    <meta:editing-cycles>2</meta:editing-cycles>
    <meta:generator>LibreOffice/7.1.7.2$Linux_X86_64 LibreOffice_project/10$Build-2</meta:generator>
    <dc:date>2021-12-26T19:53:22.248031195</dc:date>
    <meta:document-statistic meta:object-count="31"/>
  </office:meta>
</office:document-meta>
</file>